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02in"/>
    </style:style>
    <style:style style:name="co2" style:family="table-column">
      <style:table-column-properties fo:break-before="auto" style:column-width="0.488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1.0898in"/>
    </style:style>
    <style:style style:name="co7" style:family="table-column">
      <style:table-column-properties fo:break-before="auto" style:column-width="0.4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data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463999503367" calcext:value-type="float">
            <text:p>1463999503367</text:p>
          </table:table-cell>
          <table:table-cell office:value-type="float" office:value="1463999503399" calcext:value-type="float">
            <text:p>14639995033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3999503567" calcext:value-type="float">
            <text:p>1463999503567</text:p>
          </table:table-cell>
          <table:table-cell office:value-type="float" office:value="1463999503731" calcext:value-type="float">
            <text:p>146399950373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63999504531" calcext:value-type="float">
            <text:p>1463999504531</text:p>
          </table:table-cell>
          <table:table-cell office:value-type="float" office:value="1463999519039" calcext:value-type="float">
            <text:p>146399951903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463999519639" calcext:value-type="float">
            <text:p>1463999519639</text:p>
          </table:table-cell>
          <table:table-cell office:value-type="float" office:value="1463999520008" calcext:value-type="float">
            <text:p>146399952000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63999521335" calcext:value-type="float">
            <text:p>1463999521335</text:p>
          </table:table-cell>
          <table:table-cell office:value-type="float" office:value="1463999521404" calcext:value-type="float">
            <text:p>14639995214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3999521472" calcext:value-type="float">
            <text:p>1463999521472</text:p>
          </table:table-cell>
          <table:table-cell office:value-type="float" office:value="1463999521803" calcext:value-type="float">
            <text:p>146399952180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463999522036" calcext:value-type="float">
            <text:p>1463999522036</text:p>
          </table:table-cell>
          <table:table-cell office:value-type="float" office:value="1463999522104" calcext:value-type="float">
            <text:p>14639995221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3999522235" calcext:value-type="float">
            <text:p>1463999522235</text:p>
          </table:table-cell>
          <table:table-cell office:value-type="float" office:value="1463999523100" calcext:value-type="float">
            <text:p>146399952310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63999523635" calcext:value-type="float">
            <text:p>1463999523635</text:p>
          </table:table-cell>
          <table:table-cell office:value-type="float" office:value="1463999524799" calcext:value-type="float">
            <text:p>146399952479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463999525063" calcext:value-type="float">
            <text:p>1463999525063</text:p>
          </table:table-cell>
          <table:table-cell office:value-type="float" office:value="1463999525431" calcext:value-type="float">
            <text:p>14639995254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463999525731" calcext:value-type="float">
            <text:p>1463999525731</text:p>
          </table:table-cell>
          <table:table-cell office:value-type="float" office:value="1463999525763" calcext:value-type="float">
            <text:p>14639995257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3999525995" calcext:value-type="float">
            <text:p>1463999525995</text:p>
          </table:table-cell>
          <table:table-cell office:value-type="float" office:value="1463999526063" calcext:value-type="float">
            <text:p>14639995260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3999534351" calcext:value-type="float">
            <text:p>1463999534351</text:p>
          </table:table-cell>
          <table:table-cell office:value-type="float" office:value="1463999534515" calcext:value-type="float">
            <text:p>14639995345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63999536747" calcext:value-type="float">
            <text:p>1463999536747</text:p>
          </table:table-cell>
          <table:table-cell office:value-type="float" office:value="1463999536779" calcext:value-type="float">
            <text:p>1463999536779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ldata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3.33" calcext:value-type="float">
            <text:p>273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3.33" calcext:value-type="float">
            <text:p>633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1" table:style-name="ta1">
        <table:shapes>
          <draw:frame draw:z-index="0" draw:style-name="gr1" draw:text-style-name="P1" svg:width="6.2976in" svg:height="3.5441in" svg:x="7.0358in" svg:y="1.2067in">
            <draw:object draw:notify-on-update-of-ranges="rdata.A1:rdata.A14 rdata.C1:rdata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1.6453in">
            <draw:object draw:notify-on-update-of-ranges="ldata.A1:ldata.A1 ldata.A2:ldata.A5 ldata.B1:ldata.B1 ldata.B2:ldata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2:04:31.530590928</dc:date>
    <dc:creator>Loj </dc:creator>
    <meta:generator>LibreOffice/4.2.8.2$Linux_X86_64 LibreOffice_project/420m0$Build-2</meta:generator>
    <meta:editing-duration>P0D</meta:editing-duration>
    <meta:editing-cycles>1</meta:editing-cycles>
    <meta:document-statistic meta:table-count="3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3cm" xlink:href=".." xlink:type="simple" chart:class="chart:scatter" chart:style-name="ch1">
        <chart:legend chart:legend-position="end" svg:x="13.087cm" svg:y="4.188cm" style:legend-expansion="high" chart:style-name="ch2"/>
        <chart:plot-area chart:style-name="ch3" table:cell-range-address="rdata.A1:rdata.A14 rdata.C1:rdata.C14" svg:x="0.319cm" svg:y="0.18cm" svg:width="12.449cm" svg:height="8.643cm">
          <chartooo:coordinate-region svg:x="1.558cm" svg:y="0.393cm" svg:width="9.97cm" svg:height="7.7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data.C1:rdata.C14" chart:class="chart:scatter">
            <chart:domain table:cell-range-address="rdata.A1:rdata.A1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3999503367">
                <text:p>1463999503367</text:p>
                <draw:g>
                  <svg:desc>rdata.A1:rdata.A14</svg:desc>
                </draw:g>
              </table:table-cell>
              <table:table-cell office:value-type="float" office:value="32">
                <text:p>32</text:p>
                <draw:g>
                  <svg:desc>rdata.C1:rdata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3999503567">
                <text:p>14639995035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999504531">
                <text:p>1463999504531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3999519639">
                <text:p>14639995196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3999521335">
                <text:p>14639995213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3999521472">
                <text:p>146399952147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3999522036">
                <text:p>14639995220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3999522235">
                <text:p>146399952223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3999523635">
                <text:p>146399952363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3999525063">
                <text:p>146399952506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3999525731">
                <text:p>14639995257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3999525995">
                <text:p>14639995259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3999534351">
                <text:p>14639995343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3999536747">
                <text:p>146399953674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187cm" style:legend-expansion="high" chart:style-name="ch2"/>
        <chart:plot-area chart:style-name="ch3" table:cell-range-address="ldata.A1:ldata.B5" chart:data-source-has-labels="both" svg:x="0.32cm" svg:y="0.18cm" svg:width="13.825cm" svg:height="8.64cm">
          <chartooo:coordinate-region svg:x="1.058cm" svg:y="0.394cm" svg:width="12.609cm" svg:height="7.752cm"/>
          <chart:axis chart:dimension="x" chart:name="primary-x" chart:style-name="ch4" chartooo:axis-type="auto">
            <chart:categories table:cell-range-address="ldata.A2:ldata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data.B2:ldata.B5" chart:label-cell-address="ldata.B1:ldata.B1" chart:class="chart:scatter">
            <chart:domain table:cell-range-address="ldata.A2:ldata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ldata.B1:ldata.B1</svg:desc>
                </draw:g>
              </table:table-cell>
            </table:table-row>
          </table:table-header-rows>
          <table:table-rows>
            <table:table-row>
              <table:table-cell office:value-type="float" office:value="2733.33">
                <text:p>2730</text:p>
                <draw:g>
                  <svg:desc>ldata.A2:ldata.A5</svg:desc>
                </draw:g>
              </table:table-cell>
              <table:table-cell office:value-type="float" office:value="1">
                <text:p>1</text:p>
                <draw:g>
                  <svg:desc>ldata.B2:ldata.B5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3.33">
                <text:p>6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